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крывать другой <text:span text:style-name="T1">html </text:span>при клике на картинку</text:p>
      <text:p text:style-name="P1">передаём <text:span text:style-name="T1">id</text:span>, по <text:span text:style-name="T1">id </text:span>находим картинку, берём её адрес, пишем в <text:span text:style-name="T1">html</text:span></text:p>
      <text:p text:style-name="P1"><text:span text:style-name="T1"/></text:p>
      <text:p text:style-name="P1"><text:span text:style-name="T1"/></text:p>
      <text:p text:style-name="P1">количество просмотров при помощи увеличения значения в столбце (просто <text:span text:style-name="T1">viewCount = viewCount + 1</text:span></text:p>
      <text:p text:style-name="P1"><text:span text:style-name="T1"/></text:p>
      <text:p text:style-name="P1">для сортировки <text:span text:style-name="T1">orderB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6S</meta:editing-duration>
    <meta:editing-cycles>5</meta:editing-cycles>
    <meta:generator>OpenOffice/4.1.5$Win32 OpenOffice.org_project/415m1$Build-9789</meta:generator>
    <dc:date>2019-05-17T17:13:20.63</dc:date>
    <dc:creator>Dima </dc:creator>
    <meta:document-statistic meta:table-count="0" meta:image-count="0" meta:object-count="0" meta:page-count="1" meta:paragraph-count="4" meta:word-count="36" meta:character-count="226"/>
    <meta:user-defined meta:name="Info 1"/>
    <meta:user-defined meta:name="Info 2"/>
    <meta:user-defined meta:name="Info 3"/>
    <meta:user-defined meta:name="Info 4"/>
  </office:meta>
</office:document-meta>
</file>